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3" svg:font-family="'TeX Gyre Bonum'" style:font-pitch="variable"/>
    <style:font-face style:name="TeX Gyre Bonum2" svg:font-family="'TeX Gyre Bonum'" style:font-adornments="Regular" style:font-pitch="variable"/>
    <style:font-face style:name="TeX Gyre Bonum Math1" svg:font-family="'TeX Gyre Bonum Math'" style:font-pitch="variable"/>
    <style:font-face style:name="TeX Gyre Bonum Math" svg:font-family="'TeX Gyre Bonum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 Gyre Bonum" svg:font-family="'TeX Gyre Bonum'" style:font-family-generic="roman" style:font-pitch="variable"/>
    <style:font-face style:name="TeX Gyre Bonum1" svg:font-family="'TeX Gyre Bon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svg:stroke-linecap="round" draw:fill-color="#ffffff" draw:textarea-horizontal-align="justify" draw:textarea-vertical-align="middle" draw:auto-grow-height="false" fo:min-height="2.972cm" fo:min-width="2.61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4.58cm" fo:padding-top="0.165cm" fo:padding-bottom="0.165cm" fo:padding-left="0.29cm" fo:padding-right="0.29cm"/>
    </style:style>
    <style:style style:name="gr3" style:family="graphic" style:parent-style-name="text">
      <style:graphic-properties draw:auto-grow-height="true" draw:auto-grow-width="true" fo:min-height="1.713cm" fo:min-width="4.67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3.46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431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2.80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02cm" fo:min-width="4.438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2.544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1.714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2cm" fo:min-width="3.49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.713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17cm" fo:min-width="3.74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811cm" fo:min-width="0.561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74cm" fo:min-width="1.024cm"/>
    </style:style>
    <style:style style:name="gr23" style:family="graphic" style:parent-style-name="standard">
      <style:graphic-properties draw:stroke="none" svg:stroke-width="0.035cm" draw:stroke-linejoin="miter" draw:fill="solid" draw:fill-color="#ffffff"/>
    </style:style>
    <style:style style:name="gr24" style:family="graphic" style:parent-style-name="standard">
      <style:graphic-properties draw:stroke="none" svg:stroke-width="0.035cm" draw:stroke-linejoin="miter" draw:fill="solid" draw:fill-color="#000000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eX Gyre Bonum Math1"/>
    </style:style>
    <style:style style:name="P3" style:family="paragraph">
      <style:paragraph-properties style:line-spacing="0cm" fo:text-align="start"/>
    </style:style>
    <style:style style:name="P4" style:family="paragraph">
      <loext:graphic-properties draw:fill-color="#ffffff"/>
      <style:paragraph-properties style:line-spacing="0cm" fo:text-align="start"/>
      <style:text-properties style:font-name="TeX Gyre Bonum Math1" fo:font-size="24pt" style:font-size-asian="24pt" style:font-size-complex="24pt"/>
    </style:style>
    <style:style style:name="P5" style:family="paragraph">
      <style:paragraph-properties style:line-spacing="0cm" fo:text-align="center"/>
    </style:style>
    <style:style style:name="P6" style:family="paragraph">
      <style:paragraph-properties style:line-spacing="0cm" fo:text-align="center"/>
      <style:text-properties style:font-name="TeX Gyre Bonum3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style:font-name="TeX Gyre Bonum Math1"/>
    </style:style>
    <style:style style:name="T2" style:family="text">
      <style:text-properties style:font-name="TeX Gyre Bonum Math1" fo:font-size="24pt" style:font-size-asian="24pt" style:font-size-complex="24pt"/>
    </style:style>
    <style:style style:name="T3" style:family="text">
      <style:text-properties style:font-name="TeX Gyre Bonum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94cm" svg:height="3.302cm" svg:x="0.108cm" svg:y="1.964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286cm" svg:x="5.026cm" svg:y="0.186cm"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71cm" svg:height="1.963cm" svg:x="5.08cm" svg:y="0.323cm">
          <draw:text-box>
            <text:p text:style-name="P5"><text:span text:style-name="T3">Agilent Control</text:span></text:p>
            <text:p text:style-name="P5"><text:span text:style-name="T3">Box</text:span></text:p>
          </draw:text-box>
        </draw:frame>
        <draw:custom-shape draw:style-name="gr4" draw:text-style-name="P4" xml:id="id1" draw:id="id1" draw:layer="layout" svg:width="4.048cm" svg:height="1.778cm" draw:transform="skewX (-0.00279252680319093) translate (4.945cm 5.664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931cm" svg:height="1.107cm" svg:x="5.067cm" svg:y="5.889cm">
          <draw:text-box>
            <text:p>CRIO 9082</text:p>
          </draw:text-box>
        </draw:frame>
        <draw:g>
          <draw:custom-shape draw:style-name="gr6" draw:text-style-name="P4" draw:layer="layout" svg:width="3.302cm" svg:height="2.032cm" svg:x="11.908cm" svg:y="0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4" draw:layer="layout" svg:width="5.018cm" svg:height="2.032cm" svg:x="16.826cm" svg:y="0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3.124cm" svg:height="1.778cm" svg:x="12.292cm" svg:y="5.65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232cm" svg:height="1.964cm" svg:x="12.084cm" svg:y="5.558cm">
          <draw:text-box>
            <text:p text:style-name="P1">nPoint</text:p>
            <text:p text:style-name="P1">C300</text:p>
          </draw:text-box>
        </draw:frame>
        <draw:custom-shape draw:style-name="gr10" draw:text-style-name="P4" draw:layer="layout" svg:width="3.992cm" svg:height="2.032cm" svg:x="17.966cm" svg:y="5.40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51cm" svg:height="1.964cm" svg:x="18.307cm" svg:y="5.404cm">
          <draw:text-box>
            <text:p text:style-name="P1">nPoint</text:p>
            <text:p text:style-name="P1">XY100A</text:p>
          </draw:text-box>
        </draw:frame>
        <draw:frame draw:style-name="gr9" draw:text-style-name="P8" draw:layer="layout" svg:width="3.351cm" svg:height="1.964cm" svg:x="17.688cm" svg:y="0.508cm">
          <draw:text-box>
            <text:p text:style-name="P1">Agilent</text:p>
            <text:p text:style-name="P1">5400</text:p>
          </draw:text-box>
        </draw:frame>
        <draw:line draw:style-name="gr11" draw:text-style-name="P8" draw:layer="layout" svg:x1="10.13cm" svg:y1="1.456cm" svg:x2="11.908cm" svg:y2="1.456cm">
          <text:p/>
        </draw:line>
        <draw:line draw:style-name="gr12" draw:text-style-name="P8" draw:layer="layout" svg:x1="3.318cm" svg:y1="2.98cm" svg:x2="4.134cm" svg:y2="2.98cm">
          <text:p/>
        </draw:line>
        <draw:line draw:style-name="gr13" draw:text-style-name="P8" draw:layer="layout" svg:x1="4.134cm" svg:y1="2.98cm" svg:x2="4.134cm" svg:y2="1.202cm">
          <text:p/>
        </draw:line>
        <draw:line draw:style-name="gr14" draw:text-style-name="P8" draw:layer="layout" svg:x1="4.147cm" svg:y1="1.245cm" svg:x2="5.163cm" svg:y2="1.245cm">
          <text:p/>
        </draw:line>
        <draw:line draw:style-name="gr12" draw:text-style-name="P8" draw:layer="layout" svg:x1="3.318cm" svg:y1="4.504cm" svg:x2="4.034cm" svg:y2="4.504cm">
          <text:p/>
        </draw:line>
        <draw:line draw:style-name="gr13" draw:text-style-name="P8" draw:layer="layout" svg:x1="4.034cm" svg:y1="4.504cm" svg:x2="4.034cm" svg:y2="6.674cm">
          <text:p/>
        </draw:line>
        <draw:line draw:style-name="gr14" draw:text-style-name="P8" draw:layer="layout" svg:x1="4.034cm" svg:y1="6.674cm" svg:x2="5.05cm" svg:y2="6.674cm">
          <text:p/>
        </draw:line>
        <draw:connector draw:style-name="gr15" draw:text-style-name="P1" draw:layer="layout" svg:x1="8.998cm" svg:y1="6.553cm" svg:x2="12.292cm" svg:y2="6.547cm" draw:start-shape="id1" draw:start-glue-point="1" draw:end-shape="id2" draw:end-glue-point="3" svg:d="M8998 6553h1647v-6h1647" svg:viewBox="0 0 3295 7">
          <text:p/>
        </draw:connector>
        <draw:line draw:style-name="gr14" draw:text-style-name="P8" draw:layer="layout" svg:x1="6.604cm" svg:y1="5.588cm" svg:x2="6.604cm" svg:y2="2.472cm">
          <text:p/>
        </draw:line>
        <draw:line draw:style-name="gr12" draw:text-style-name="P8" draw:layer="layout" svg:x1="8.636cm" svg:y1="5.664cm" svg:x2="8.636cm" svg:y2="3.488cm">
          <text:p/>
        </draw:line>
        <draw:line draw:style-name="gr13" draw:text-style-name="P8" draw:layer="layout" svg:x1="8.668cm" svg:y1="3.488cm" svg:x2="13.178cm" svg:y2="3.488cm">
          <text:p/>
        </draw:line>
        <draw:line draw:style-name="gr16" draw:text-style-name="P8" draw:layer="layout" svg:x1="13.178cm" svg:y1="3.488cm" svg:x2="13.178cm" svg:y2="2.487cm">
          <text:p/>
        </draw:line>
        <draw:line draw:style-name="gr11" draw:text-style-name="P8" draw:layer="layout" svg:x1="15.21cm" svg:y1="1.456cm" svg:x2="16.764cm" svg:y2="1.456cm">
          <text:p/>
        </draw:line>
        <draw:line draw:style-name="gr11" draw:text-style-name="P8" draw:layer="layout" svg:x1="15.316cm" svg:y1="6.474cm" svg:x2="17.966cm" svg:y2="6.488cm">
          <text:p/>
        </draw:line>
        <draw:frame draw:style-name="gr17" draw:text-style-name="P8" draw:layer="layout" svg:width="3.556cm" svg:height="1.963cm" svg:x="11.784cm" svg:y="0.455cm">
          <draw:text-box>
            <text:p text:style-name="P1">Breakout box</text:p>
          </draw:text-box>
        </draw:frame>
        <draw:g>
          <svg:title>TexMaths</svg:title>
          <svg:desc>28§display§$u_Z$§svg§600§FALSE§</svg:desc>
          <draw:polygon draw:style-name="gr18" draw:text-style-name="P9" draw:layer="layout" svg:width="1.133cm" svg:height="0.573cm" svg:x="5.288cm" svg:y="3.828cm" svg:viewBox="0 0 1134 574" draw:points="567,574 0,574 0,0 1134,0 1134,574">
            <text:p/>
          </draw:polygon>
          <draw:path draw:style-name="gr19" draw:text-style-name="P10" draw:layer="layout" svg:width="0.497cm" svg:height="0.447cm" svg:x="5.319cm" svg:y="3.817cm" svg:viewBox="0 0 498 448" svg:d="M354 359v89l144-11v-31c-70 0-77-7-77-54v-352l-145 11v32c69 0 76 6 76 53v177c0 86-47 153-119 153-83 0-87-45-87-97v-329l-146 11v32c76 0 76 2 76 89v148c0 79 0 168 153 168 53 0 98-27 125-89z">
            <text:p/>
          </draw:path>
          <draw:path draw:style-name="gr19" draw:text-style-name="P10" draw:layer="layout" svg:width="0.494cm" svg:height="0.472cm" svg:x="5.891cm" svg:y="3.929cm" svg:viewBox="0 0 495 473" svg:d="M486 27c7-5 9-11 9-20 0-7-4-7-18-7h-322c-18 0-18 0-23 13l-40 126c-2 9-2 9-2 11s2 9 11 9 11-4 13-11c34-96 88-123 177-123h124l-404 417c-4 6-11 13-11 24 0 7 7 7 18 7h336c18 0 18 0 23-14l49-154c4-9 4-11 4-11 0 0 0-9-11-9-9 0-11 2-16 18-31 94-67 143-188 143h-132z">
            <text:p/>
          </draw:path>
        </draw:g>
        <draw:g>
          <svg:title>TexMaths</svg:title>
          <svg:desc>28§display§$Z_{d} \textrm{ (deflection)}$§svg§600§FALSE§</svg:desc>
          <draw:polygon draw:style-name="gr18" draw:text-style-name="P9" draw:layer="layout" svg:width="6.254cm" svg:height="0.985cm" svg:x="8.894cm" svg:y="3.741cm" svg:viewBox="0 0 6255 986" draw:points="3126,986 0,986 0,0 6255,0 6255,986">
            <text:p/>
          </draw:polygon>
          <draw:path draw:style-name="gr19" draw:text-style-name="P10" draw:layer="layout" svg:width="0.496cm" svg:height="0.674cm" svg:x="8.95cm" svg:y="3.806cm" svg:viewBox="0 0 497 675" svg:d="M486 34c7-9 7-12 7-18 0-16-7-16-27-16h-441l-12 222h25c7-112 36-191 197-191h157l-385 608c-7 11-7 11-7 20 0 16 4 16 25 16h456l16-265h-24c-7 139-27 231-209 231h-163z">
            <text:p/>
          </draw:path>
          <draw:path draw:style-name="gr19" draw:text-style-name="P10" draw:layer="layout" svg:width="0.355cm" svg:height="0.488cm" svg:x="9.537cm" svg:y="4.149cm" svg:viewBox="0 0 356 489" svg:d="M354 20c0 0 2-9 2-11s-2-9-11-9c-14 0-72 4-87 7-7 0-16 2-16 15 0 12 9 12 18 12 33 0 33 4 33 9 0 4-2 9-4 15l-38 157c-16-22-38-40-72-40-89 0-179 98-179 197 0 67 45 117 105 117 36 0 70-23 99-50 13 41 54 50 71 50 25 0 41-16 54-39 16-26 25-67 25-69 0-9-9-9-11-9-9 0-12 2-16 22-9 34-22 74-52 74-17 0-22-15-22-33 0-14 2-20 5-29zM206 394c-4 18-20 34-36 45-7 7-33 29-63 29-26 0-51-18-51-67 0-36 20-112 36-141 31-56 67-65 87-65 49 0 61 52 61 60 0 3 0 7-3 9z">
            <text:p/>
          </draw:path>
          <draw:path draw:style-name="gr19" draw:text-style-name="P10" draw:layer="layout" svg:width="0.23cm" svg:height="0.985cm" svg:x="10.379cm" svg:y="3.74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9" draw:text-style-name="P10" draw:layer="layout" svg:width="0.487cm" svg:height="0.696cm" svg:x="10.699cm" svg:y="3.797cm" svg:viewBox="0 0 488 697" svg:d="M343 632v65l145-11v-32c-69 0-78-6-78-53v-601l-141 11v32c69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19" draw:text-style-name="P10" draw:layer="layout" svg:width="0.382cm" svg:height="0.454cm" svg:x="11.239cm" svg:y="4.03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19" draw:text-style-name="P10" draw:layer="layout" svg:width="0.494cm" svg:height="0.696cm" svg:x="11.675cm" svg:y="3.786cm" svg:viewBox="0 0 495 697" svg:d="M352 300v321c0 45-12 45-77 45v31c32-2 86-5 110-5 25 0 72 3 110 5v-31c-67 0-78 0-78-45v-610l-36 5c-3 0-5 0-9-3-32-13-72-13-83-13-103 0-211 56-211 159v112h-78v29h78v321c0 45-11 45-78 45v31c34-2 85-5 110-5 24 0 74 3 109 5v-31c-64 0-76 0-76-45v-321zM352 271h-211v-112c0-92 74-137 148-137 9 0 36 0 63 9-9 3-25 14-25 38 0 18 9 34 25 39z">
            <text:p/>
          </draw:path>
          <draw:path draw:style-name="gr19" draw:text-style-name="P10" draw:layer="layout" svg:width="0.382cm" svg:height="0.454cm" svg:x="12.222cm" svg:y="4.03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19" draw:text-style-name="P10" draw:layer="layout" svg:width="0.375cm" svg:height="0.454cm" svg:x="12.665cm" svg:y="4.039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19" draw:text-style-name="P10" draw:layer="layout" svg:width="0.31cm" svg:height="0.617cm" svg:x="13.089cm" svg:y="3.873cm" svg:viewBox="0 0 311 618" svg:d="M152 213h141v-31h-141v-182h-24c0 81-32 186-128 190v23h85v271c0 123 92 134 128 134 69 0 98-69 98-134v-56h-27v56c0 72-29 110-65 110-67 0-67-90-67-108z">
            <text:p/>
          </draw:path>
          <draw:path draw:style-name="gr19" draw:text-style-name="P10" draw:layer="layout" svg:width="0.212cm" svg:height="0.66cm" svg:x="13.485cm" svg:y="3.8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9" draw:text-style-name="P10" draw:layer="layout" svg:width="0.438cm" svg:height="0.454cm" svg:x="13.754cm" svg:y="4.039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19" draw:text-style-name="P10" draw:layer="layout" svg:width="0.496cm" svg:height="0.436cm" svg:x="14.249cm" svg:y="4.04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19" draw:text-style-name="P10" draw:layer="layout" svg:width="0.23cm" svg:height="0.985cm" svg:x="14.82cm" svg:y="3.74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draw:custom-shape draw:style-name="gr20" draw:text-style-name="P11" draw:layer="layout" svg:width="4.242cm" svg:height="0.268cm" draw:transform="skewX (0.00750491578357556) rotate (0.360410490536829) translate (16.976cm 3.96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11" draw:layer="layout" svg:width="1.061cm" svg:height="1.061cm" draw:transform="rotate (-2.78118216305296) translate (20.947cm 4.83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2" draw:text-style-name="P11" draw:layer="layout" svg:width="1.524cm" svg:height="0.324cm" svg:x="19.47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$\pm 10$~[v]§svg§600§FALSE§</svg:desc>
          <draw:polygon draw:style-name="gr23" draw:text-style-name="P9" draw:layer="layout" svg:width="2.687cm" svg:height="0.842cm" svg:x="9.35cm" svg:y="6.861cm" svg:viewBox="0 0 2688 843" draw:points="1344,843 0,843 0,0 2688,0 2688,843">
            <text:p/>
          </draw:polygon>
          <draw:path draw:style-name="gr24" draw:text-style-name="P10" draw:layer="layout" svg:width="0.563cm" svg:height="0.563cm" svg:x="9.396cm" svg:y="6.931cm" svg:viewBox="0 0 564 564" svg:d="M300 300h235c15 0 29 0 29-17 0-19-14-19-29-19h-235v-233c0-14 0-31-17-31s-17 14-17 29v235h-237c-15 0-29 0-29 19 0 17 14 17 29 17h237v231h-237c-15 0-29 0-29 16 0 17 14 17 29 17h506c15 0 29 0 29-17 0-16-14-16-29-16h-235z">
            <text:p/>
          </draw:path>
          <draw:path draw:style-name="gr24" draw:text-style-name="P10" draw:layer="layout" svg:width="0.28cm" svg:height="0.563cm" svg:x="10.08cm" svg:y="6.931cm" svg:viewBox="0 0 281 564" svg:d="M175 22c0-20 0-22-19-22-53 55-130 55-156 55v27c17 0 67 0 110-24v439c0 31-2 41-79 41h-26v26c31-2 103-2 139-2 34 0 108 0 137 2v-26h-27c-76 0-79-10-79-41z">
            <text:p/>
          </draw:path>
          <draw:path draw:style-name="gr24" draw:text-style-name="P10" draw:layer="layout" svg:width="0.357cm" svg:height="0.582cm" svg:x="10.456cm" svg:y="6.931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olygon draw:style-name="gr24" draw:text-style-name="P10" draw:layer="layout" svg:width="0.117cm" svg:height="0.844cm" svg:x="11.224cm" svg:y="6.859cm" svg:viewBox="0 0 118 845" draw:points="118,845 118,811 34,811 34,34 118,34 118,0 0,0 0,845">
            <text:p/>
          </draw:polygon>
          <draw:path draw:style-name="gr24" draw:text-style-name="P10" draw:layer="layout" svg:width="0.414cm" svg:height="0.373cm" svg:x="11.376cm" svg:y="7.128cm" svg:viewBox="0 0 415 374" svg:d="M336 84c10-19 24-58 79-58v-26c-19 2-45 2-65 2-19 0-57-2-72-2v26c32 0 41 20 41 36 0 8-2 12-7 22l-86 216-94-238c-5-9-5-12-5-14 0-22 31-22 48-22v-26c-26 0-74 2-93 2-22 0-56 0-82-2v26c53 0 58 5 67 32l123 302c4 12 7 14 19 14 9 0 14-7 17-14z">
            <text:p/>
          </draw:path>
          <draw:polygon draw:style-name="gr24" draw:text-style-name="P10" draw:layer="layout" svg:width="0.117cm" svg:height="0.844cm" svg:x="11.82cm" svg:y="6.859cm" svg:viewBox="0 0 118 845" draw:points="118,0 0,0 0,34 84,34 84,811 0,811 0,845 118,845">
            <text:p/>
          </draw:polygon>
        </draw:g>
        <draw:g>
          <svg:title>TexMaths</svg:title>
          <svg:desc>28§display§HV§svg§600§FALSE§</svg:desc>
          <draw:polygon draw:style-name="gr23" draw:text-style-name="P9" draw:layer="layout" svg:width="1.687cm" svg:height="0.671cm" svg:x="15.992cm" svg:y="6.672cm" svg:viewBox="0 0 1688 672" draw:points="843,672 0,672 0,0 1688,0 1688,672">
            <text:p/>
          </draw:polygon>
          <draw:path draw:style-name="gr24" draw:text-style-name="P10" draw:layer="layout" svg:width="0.83cm" svg:height="0.674cm" svg:x="16.031cm" svg:y="6.669cm" svg:viewBox="0 0 831 675" svg:d="M714 76c8-37 11-45 84-45 25 0 33 0 33-20 0-11-11-11-14-11-28 0-98 3-126 3s-98-3-128-3c-6 0-17 0-17 20 0 11 8 11 28 11 0 0 19 0 36 3 17 0 25 2 25 14 0 5 0 5-2 19l-59 241h-302l58-232c9-37 12-45 84-45 25 0 34 0 34-20 0-11-11-11-14-11-28 0-98 3-126 3-31 0-101-3-129-3-8 0-19 0-19 20 0 11 11 11 28 11 2 0 22 0 39 3 17 0 25 2 25 14 0 5 0 8-3 19l-131 532c-12 36-14 45-90 45-20 0-28 0-28 19 0 12 11 12 14 12 28 0 98-3 126-3 20 0 42 0 62 0 22 0 44 3 64 3 8 0 20 0 20-20 0-11-9-11-28-11-37 0-65 0-65-17 0-6 3-11 6-17l67-271h299c-42 165-64 257-67 271-11 34-28 34-89 34-17 0-25 0-25 19 0 12 11 12 14 12 27 0 97-3 125-3 20 0 42 0 62 0 22 0 45 3 64 3 9 0 20 0 20-20 0-11-8-11-25-11-37 0-65 0-65-17 0-6 0-11 3-17z">
            <text:p/>
          </draw:path>
          <draw:path draw:style-name="gr24" draw:text-style-name="P10" draw:layer="layout" svg:width="0.704cm" svg:height="0.696cm" svg:x="16.941cm" svg:y="6.669cm" svg:viewBox="0 0 705 697" svg:d="M565 112c48-76 90-78 126-81 12 0 14-17 14-20 0-8-5-11-14-11-25 0-53 3-81 3-33 0-67-3-98-3-5 0-19 0-19 20 0 11 11 11 16 11 28 3 45 11 45 33 0 14-14 37-14 37l-302 481-67-520c0-17 22-31 67-31 14 0 25 0 25-20 0-8-8-11-14-11-39 0-81 3-123 3-17 0-36 0-53 0-20 0-37-3-53-3-9 0-20 0-20 20 0 11 8 11 25 11 56 0 56 8 59 33l78 611c3 19 6 22 20 22 17 0 20-6 28-20z">
            <text:p/>
          </draw:path>
        </draw:g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3" svg:font-family="'TeX Gyre Bonum'" style:font-pitch="variable"/>
    <style:font-face style:name="TeX Gyre Bonum2" svg:font-family="'TeX Gyre Bonum'" style:font-adornments="Regular" style:font-pitch="variable"/>
    <style:font-face style:name="TeX Gyre Bonum Math1" svg:font-family="'TeX Gyre Bonum Math'" style:font-pitch="variable"/>
    <style:font-face style:name="TeX Gyre Bonum Math" svg:font-family="'TeX Gyre Bonum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 Gyre Bonum" svg:font-family="'TeX Gyre Bonum'" style:font-family-generic="roman" style:font-pitch="variable"/>
    <style:font-face style:name="TeX Gyre Bonum1" svg:font-family="'TeX Gyre Bon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Bonum2" fo:font-family="'TeX Gyre Bonum'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50:53.239117550</meta:creation-date>
    <dc:date>2019-05-23T12:47:18.585869750</dc:date>
    <meta:editing-duration>P3DT9H21M4S</meta:editing-duration>
    <meta:editing-cycles>9</meta:editing-cycles>
    <meta:generator>LibreOffice/5.2.7.2$Linux_X86_64 LibreOffice_project/20m0$Build-2</meta:generator>
    <meta:document-statistic meta:object-count="86"/>
  </office:meta>
</office:document-meta>
</file>